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" svg:font-family="aria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Grant</text:p>
      <text:p text:style-name="P2">102-305 Wharncliffe Road North, London, Ontario, Canada, N6G 1E1</text:p>
      <text:p text:style-name="P2">Email: <text:a xlink:type="simple" xlink:href="mailto:joshua.m.grant@gmail.com">joshua.m.grant@gmail.com</text:a></text:p>
      <text:p text:style-name="P2">Mobile: (226) 373-0152 <text:s/>Home: (519) 434-5604</text:p>
      <text:p text:style-name="P2"/>
      <text:p text:style-name="P3">April 7, 2009</text:p>
      <text:p text:style-name="P6"><text:span text:style-name="T2">Jessica </text:span><text:span text:style-name="T1">Warchal </text:span> </text:p>
      <text:p text:style-name="P3">i3 Innovus</text:p>
      <text:p text:style-name="P4">1016-A Sutton Drive<text:line-break/>Burlington, Ontario, Canada</text:p>
      <text:p text:style-name="P4">L7L 6N9</text:p>
      <text:p text:style-name="P3"/>
      <text:p text:style-name="P3"/>
      <text:p text:style-name="P3"/>
      <text:p text:style-name="P3"/>
      <text:p text:style-name="P3">Dear Jessica Warchal,</text:p>
      <text:p text:style-name="P3"/>
      <text:p text:style-name="P3">With my strengths in abstract and analytical problem solving skills, high aptitude with computer applications and programming , and an outgoing personality with strong initiative, I would like to apply for the project leader position. I feel I am well-suited for the position, and that I would be an asset in this role.</text:p>
      <text:p text:style-name="P3"/>
      <text:p text:style-name="P3">I am currently completing my Master's in applied mathematics in the area of mathematical biology. In my research, I have encountered much research devoted to biological and health-related topics, such as epidemic and immunological modeling and evaluation of vaccination programs. In becoming familiar with such topics, I have become comfortable employing scientific tools to such problems in order to develop quantitative solutions to questions surrounding such topics, such as programming Monte Carlo simulations in both C and Perl programming languages, or using scientific software such as Matlab. In addition, I also have effective communication skills, both within my current academic department and to the wider mathematical biology community, demonstrated by several presentations I have prepared including one given at a major international scientific conference. With these experiences, I am confident in my scientific and technical communication abilities, and am more than willing to apply such skills and knowledge to quantitative problems in health economics or epidemiology in a business environment. </text:p>
      <text:p text:style-name="P3"/>
      <text:p text:style-name="P3">Lastly, in addition to my technical qualifications, I also have an outgoing personality conducive to inter-personal communication. I am a self-starter who can both take initiative as well as follow the leadership of others. I also have a strong sense of responsibility and dedication to the current project I am working on. I believe these characteristics make me a prime candidate for the position. I have also included my resume for your consideration, and would be very appreciative to receive further consideration. Thank you for this opportunity. </text:p>
      <text:p text:style-name="P3"/>
      <text:p text:style-name="P3">Sincerely, </text:p>
      <text:p text:style-name="P3"/>
      <text:p text:style-name="P3"/>
      <text:p text:style-name="P3">Joshua Grant</text:p>
      <text:p text:style-name="P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" svg:font-family="aria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shua Grant</meta:initial-creator>
    <meta:creation-date>2009-03-12T11:14:47</meta:creation-date>
    <dc:creator>Joshua Grant</dc:creator>
    <dc:date>2009-04-07T21:13:06</dc:date>
    <meta:editing-cycles>23</meta:editing-cycles>
    <meta:editing-duration>PT1H11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348" meta:character-count="2275"/>
  </office:meta>
</office:document-meta>
</file>